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6.1813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</style:style>
    <style:style style:name="P2" style:family="paragraph" style:parent-style-name="Нижний_20_колонтитул">
      <style:paragraph-properties fo:text-align="end" style:justify-single-word="false"/>
      <style:text-properties style:font-name="Times New Roman"/>
    </style:style>
    <style:style style:name="P3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/>
    </style:style>
    <style:style style:name="P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0ed97d" style:font-name-complex="Times New Roman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1038c0" style:font-name-complex="Times New Roman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officeooo:paragraph-rsid="001473ec" style:font-style-asian="normal" style:font-style-complex="normal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191f28" style:font-weight-asian="normal" style:font-name-complex="Times New Roman" style:font-weight-complex="normal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038c0" officeooo:paragraph-rsid="00191f28" style:font-weight-asian="normal" style:font-name-complex="Times New Roman" style:font-weight-complex="normal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473ec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/>
    </style:style>
    <style:style style:name="P19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16126e" fo:hyphenate="false"/>
    </style:style>
    <style:style style:name="P20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.25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/>
    </style:style>
    <style:style style:name="P21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/>
    </style:style>
    <style:style style:name="P22" style:family="paragraph" style:parent-style-name="Text_20_default">
      <style:text-properties officeooo:paragraph-rsid="0016126e"/>
    </style:style>
    <style:style style:name="P23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fo:font-weight="bold" style:font-size-asian="16pt" style:font-weight-asian="bold" style:font-name-complex="Times New Roman" style:font-size-complex="14pt" fo:hyphenate="false"/>
    </style:style>
    <style:style style:name="P24" style:family="paragraph" style:parent-style-name="Standard" style:list-style-name="L1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25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131caf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73ec"/>
    </style:style>
    <style:style style:name="T3" style:family="text">
      <style:text-properties style:font-name="Times New Roman" fo:font-size="11pt" fo:language="ru" fo:country="RU" style:font-size-asian="11pt" style:font-size-complex="11pt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officeooo:rsid="000ed97d" style:font-name-asian="Times New Roman" style:font-name-complex="Times New Roman"/>
    </style:style>
    <style:style style:name="T7" style:family="text">
      <style:text-properties style:font-name="Times New Roman" officeooo:rsid="001473ec" style:font-name-asian="Times New Roman" style:font-name-complex="Times New Roman"/>
    </style:style>
    <style:style style:name="T8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1" style:family="text">
      <style:text-properties style:font-name="Times New Roman" style:text-underline-style="none" fo:font-weight="bold" officeooo:rsid="001038c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2" style:family="text">
      <style:text-properties style:font-name="Times New Roman" style:text-underline-style="none" fo:font-weight="bold" officeooo:rsid="001a5fe3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13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14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15" style:family="text">
      <style:text-properties style:font-name="Times New Roman" fo:font-style="normal" officeooo:rsid="001473ec" style:font-style-asian="normal" style:font-style-complex="normal"/>
    </style:style>
    <style:style style:name="T16" style:family="text">
      <style:text-properties fo:color="#000000" style:font-name="Times New Roman" officeooo:rsid="00131caf" style:font-name-asian="Times New Roman" style:font-name-complex="Times New Roman"/>
    </style:style>
    <style:style style:name="T17" style:family="text">
      <style:text-properties style:font-name-asian="Times New Roman"/>
    </style:style>
    <style:style style:name="T18" style:family="text">
      <style:text-properties officeooo:rsid="001473ec" style:font-name-asian="Times New Roman"/>
    </style:style>
    <style:style style:name="T19" style:family="text">
      <style:text-properties officeooo:rsid="001147f2"/>
    </style:style>
    <style:style style:name="T20" style:family="text">
      <style:text-properties style:text-underline-style="none" officeooo:rsid="001147f2" style:font-name-asian="Times New Roman"/>
    </style:style>
    <style:style style:name="T21" style:family="text">
      <style:text-properties style:text-underline-style="none" officeooo:rsid="001348a2" style:font-name-asian="Times New Roman"/>
    </style:style>
    <style:style style:name="T22" style:family="text">
      <style:text-properties style:text-underline-style="none" fo:font-weight="bold" officeooo:rsid="001038c0" style:font-name-asian="Times New Roman" style:font-weight-asian="bold" style:font-weight-complex="bold"/>
    </style:style>
    <style:style style:name="T23" style:family="text">
      <style:text-properties officeooo:rsid="001473ec"/>
    </style:style>
    <style:style style:name="T24" style:family="text">
      <style:text-properties officeooo:rsid="0016126e"/>
    </style:style>
    <style:style style:name="T25" style:family="text">
      <style:text-properties fo:color="#0000ff" style:font-name="Times New Roman" officeooo:rsid="00131caf" style:font-name-asian="Times New Roman" style:font-name-complex="Times New Roman"/>
    </style:style>
    <style:style style:name="T26" style:family="text">
      <style:text-properties fo:color="#0000ff" style:font-name="Times New Roman" officeooo:rsid="0016126e" style:font-name-asian="Times New Roman" style:font-name-complex="Times New Roman"/>
    </style:style>
    <style:style style:name="T27" style:family="text">
      <style:text-properties style:font-name="Times New Roman1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2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Бадальянц Юрий Николаевич</text:p>
      <text:p text:style-name="P19"><text:span text:style-name="Основной_20_шрифт_20_абзаца"><text:span text:style-name="T3">Новосибирск • +7(923)180-87-63 • 11.07.1989 • </text:span></text:span><text:a xlink:type="simple" xlink:href="mailto:lmnet89@gmail.com" office:target-frame-name="_top" xlink:show="replace" text:style-name="Internet_20_link" text:visited-style-name="Visited_20_Internet_20_Link"><text:span text:style-name="Основной_20_шрифт_20_абзаца"><text:span text:style-name="T4">lmnet89@gmail.com</text:span></text:span></text:a><text:span text:style-name="Основной_20_шрифт_20_абзаца"><text:span text:style-name="T4"> • </text:span></text:span><text:a xlink:type="simple" xlink:href="https://github.com/LMnet" office:target-frame-name="_top" xlink:show="replace" text:style-name="Internet_20_link" text:visited-style-name="Visited_20_Internet_20_Link"><text:span text:style-name="Основной_20_шрифт_20_абзаца"><text:span text:style-name="T4">https://github.com/LMnet</text:span></text:span></text:a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Октябрь 2016</text:p>
            <text:p text:style-name="P11"><text:span text:style-name="Основной_20_шрифт_20_абзаца"><text:span text:style-name="T17">настоящее время</text:span></text:span></text:p>
          </table:table-cell>
          <table:table-cell table:style-name="Table1.A1" office:value-type="string">
            <text:p text:style-name="Text_20_default"><text:span text:style-name="Основной_20_шрифт_20_абзаца"><text:span text:style-name="Основной_20_шрифт_20_абзаца"><text:span text:style-name="T13">2gis. Senior</text:span></text:span></text:span><text:span text:style-name="Основной_20_шрифт_20_абзаца"><text:span text:style-name="Основной_20_шрифт_20_абзаца"><text:span text:style-name="T14"> Scala </text:span></text:span></text:span><text:span text:style-name="Основной_20_шрифт_20_абзаца"><text:span text:style-name="Основной_20_шрифт_20_абзаца"><text:span text:style-name="T13">d</text:span></text:span></text:span><text:span text:style-name="Основной_20_шрифт_20_абзаца"><text:span text:style-name="Основной_20_шрифт_20_абзаца"><text:span text:style-name="T28">eveloper.</text:span></text:span></text:span></text:p>
            <text:p text:style-name="P22">Back-end разработка на Scala. Веб сервисы и немного spark'а. Работал в нескольких командах, над несколькими проектами. Технологии: scala, cats, fs2, doobie, Kafka, RabbitMQ, PostgreSQL, RocksDB, Spark, Hadoop, Cassandra. </text:p>
            <text:p text:style-name="P22"><text:span text:style-name="T24">Вёл</text:span> курсы для scala разработчиков.</text:p>
          </table:table-cell>
        </table:table-row>
        <table:table-row>
          <table:table-cell table:style-name="Table1.A2" office:value-type="string">
            <text:p text:style-name="P12">Июнь 201<text:span text:style-name="T19">5</text:span></text:p>
            <text:p text:style-name="P12"><text:span text:style-name="Основной_20_шрифт_20_абзаца"><text:span text:style-name="T18">Октябрь 2016</text:span></text:span></text:p>
          </table:table-cell>
          <table:table-cell table:style-name="Table1.A2" office:value-type="string">
            <text:p text:style-name="P7"><text:span text:style-name="Основной_20_шрифт_20_абзаца"><text:span text:style-name="T22">Datamonsters (ранее Flexis, iDecide). Scala разработчик.</text:span></text:span></text:p>
            <text:p text:style-name="Text_20_default"><text:span text:style-name="Основной_20_шрифт_20_абзаца"><text:span text:style-name="T20">Участвовал в разработке нескольких продуктов. Больше всего времени занимался мобильным мессенджером. Full-stack scala разработка. Технологии: </text:span></text:span><text:span text:style-name="Основной_20_шрифт_20_абзаца"><text:span text:style-name="T21">S</text:span></text:span><text:span text:style-name="Основной_20_шрифт_20_абзаца"><text:span text:style-name="T20">cala, </text:span></text:span><text:span text:style-name="Основной_20_шрифт_20_абзаца"><text:span text:style-name="T21">S</text:span></text:span><text:span text:style-name="Основной_20_шрифт_20_абзаца"><text:span text:style-name="T20">cala.js, </text:span></text:span><text:span text:style-name="Основной_20_шрифт_20_абзаца"><text:span text:style-name="T21">Cordova,</text:span></text:span><text:span text:style-name="Основной_20_шрифт_20_абзаца"><text:span text:style-name="T20"> Akka, </text:span></text:span><text:span text:style-name="Основной_20_шрифт_20_абзаца"><text:span text:style-name="T21">sbt</text:span></text:span><text:span text:style-name="Основной_20_шрифт_20_абзаца"><text:span text:style-name="T20">, Play, RethinkDB.</text:span></text:span></text:p>
          </table:table-cell>
        </table:table-row>
        <table:table-row>
          <table:table-cell table:style-name="Table1.A1" office:value-type="string">
            <text:p text:style-name="P21"><text:span text:style-name="Основной_20_шрифт_20_абзаца"><text:span text:style-name="T5">Октя</text:span></text:span><text:span text:style-name="Основной_20_шрифт_20_абзаца"><text:span text:style-name="T6">б</text:span></text:span><text:span text:style-name="Основной_20_шрифт_20_абзаца"><text:span text:style-name="T5">рь 2014</text:span></text:span></text:p>
            <text:p text:style-name="P20"><text:span text:style-name="Основной_20_шрифт_20_абзаца"><text:span text:style-name="T6">Июнь 2015</text:span></text:span></text:p>
          </table:table-cell>
          <table:table-cell table:style-name="Table1.A1" office:value-type="string">
            <text:p text:style-name="P14"><text:span text:style-name="Основной_20_шрифт_20_абзаца"><text:span text:style-name="T11">X</text:span></text:span><text:span text:style-name="Основной_20_шрифт_20_абзаца"><text:span text:style-name="T10">ored Software Inc. Software Engineer.</text:span></text:span></text:p>
            <text:p text:style-name="P18"><text:span text:style-name="Основной_20_шрифт_20_абзаца"><text:span text:style-name="T8">Cisco XMP Topology (часть платформы Cisco Prime Infrastructure).</text:span></text:span></text:p>
            <text:p text:style-name="P18"><text:span text:style-name="Основной_20_шрифт_20_абзаца"><text:span text:style-name="T5">Проект предназначен для отображения сетевых топологий. Backend - Java, Spring, Hibernate. Frontend - dojo. Для отображения графов использовали TomSawyer, </text:span></text:span><text:span text:style-name="Основной_20_шрифт_20_абзаца"><text:span text:style-name="T6">позже</text:span></text:span><text:span text:style-name="Основной_20_шрифт_20_абзаца"><text:span text:style-name="T5"> пере</text:span></text:span><text:span text:style-name="Основной_20_шрифт_20_абзаца"><text:span text:style-name="T6">шли</text:span></text:span><text:span text:style-name="Основной_20_шрифт_20_абзаца"><text:span text:style-name="T5"> на полностью клиентский рендеринг на mxgraph с REST-</text:span></text:span><text:span text:style-name="Основной_20_шрифт_20_абзаца"><text:span text:style-name="T6">like</text:span></text:span><text:span text:style-name="Основной_20_шрифт_20_абзаца"><text:span text:style-name="T5"> интерфейсом на backend'е.</text:span></text:span></text:p>
          </table:table-cell>
        </table:table-row>
        <table:table-row>
          <table:table-cell table:style-name="Table1.A2" office:value-type="string">
            <text:p text:style-name="P17"><text:span text:style-name="Основной_20_шрифт_20_абзаца"><text:span text:style-name="T5">Апрель 2013 Сентябрь 2014</text:span></text:span></text:p>
          </table:table-cell>
          <table:table-cell table:style-name="Table1.A2" office:value-type="string">
            <text:p text:style-name="P13"><text:span text:style-name="Основной_20_шрифт_20_абзаца"><text:span text:style-name="T10">Pinpay express. Разработчик </text:span></text:span><text:span text:style-name="Основной_20_шрифт_20_абзаца"><text:span text:style-name="T27">→</text:span></text:span><text:span text:style-name="Основной_20_шрифт_20_абзаца"><text:span text:style-name="T10"> Team Lead.</text:span></text:span></text:p>
            <text:p text:style-name="P8">Терминал <text:span text:style-name="T23">оплаты</text:span></text:p>
            <text:p text:style-name="P9"><text:span text:style-name="T23">Проект на </text:span>C++, GUI на web-технологиях. <text:span text:style-name="T23">Занималсяя GUI частью.</text:span></text:p>
            <text:p text:style-name="P8">Процессинг</text:p>
            <text:p text:style-name="P15"><text:span text:style-name="T15">Большое Java EE приложение. Поддержка старой версии, разработка новой. </text:span><text:span text:style-name="Основной_20_шрифт_20_абзаца"><text:span text:style-name="T5">Maven, Spring, Hibernate, Oracle</text:span></text:span><text:span text:style-name="Основной_20_шрифт_20_абзаца"><text:span text:style-name="T7">, </text:span></text:span><text:span text:style-name="Основной_20_шрифт_20_абзаца"><text:span text:style-name="T5">Java 8, Gradle.</text:span></text:span></text:p>
            <text:p text:style-name="P5">Также выполнял роль тимлида в команде Java разработчиков (5 человек со мной). Следил за задачами (Redmine), участвовал во внедрении Continuous integration (Jenkins), переезде из SVN в Git, внедрении git-flow подхода. Занимался code review. Обучал коллег, в основном отдел тестирования. Инициировал ведение документации по продуктам.</text:p>
          </table:table-cell>
        </table:table-row>
        <table:table-row>
          <table:table-cell table:style-name="Table1.A1" office:value-type="string">
            <text:p text:style-name="P17"><text:span text:style-name="Основной_20_шрифт_20_абзаца"><text:span text:style-name="T1">Апрель 2013 Июль 2013</text:span></text:span></text:p>
          </table:table-cell>
          <table:table-cell table:style-name="Table1.A1" office:value-type="string">
            <text:p text:style-name="P10">«Диасофт». Java разработчик.</text:p>
            <text:p text:style-name="P13"><text:span text:style-name="Основной_20_шрифт_20_абзаца"><text:span text:style-name="T1">Доработка и поддержка банковской системы </text:span></text:span><text:span text:style-name="Основной_20_шрифт_20_абзаца"><text:span text:style-name="T9">Flextera</text:span></text:span><text:span text:style-name="Основной_20_шрифт_20_абзаца"><text:span text:style-name="T1">.</text:span></text:span></text:p>
            <text:p text:style-name="P5">Технологии: Java EE, SOAP, Oracle, MsSQL, DB2, Sybase.</text:p>
          </table:table-cell>
        </table:table-row>
        <table:table-row>
          <table:table-cell table:style-name="Table1.A1" office:value-type="string">
            <text:p text:style-name="P17"><text:span text:style-name="Основной_20_шрифт_20_абзаца"><text:span text:style-name="T1">Февраль 2012 Март 2013</text:span></text:span></text:p>
          </table:table-cell>
          <table:table-cell table:style-name="Table1.A1" office:value-type="string">
            <text:p text:style-name="P10">Веб-студия «Сайтострой». Веб-разработчик.</text:p>
            <text:p text:style-name="P5">Все аспекты веб разработки — верстка, Javascript (на клиенте и сервере), PHP, MySQL, администрирование LAMP серверов, проектирование и поддержка.</text:p>
          </table:table-cell>
        </table:table-row>
        <table:table-row>
          <table:table-cell table:style-name="Table1.A1" office:value-type="string">
            <text:p text:style-name="P4">Образование:</text:p>
          </table:table-cell>
          <table:table-cell table:style-name="Table1.A1" office:value-type="string">
            <text:p text:style-name="P6"><text:span text:style-name="Основной_20_шрифт_20_абзаца"><text:span text:style-name="T17">НГТУ; Факультет Радиотехники и электроники (РЭФ); Телекоммуникации; Бакалавр.</text:span></text:span></text:p>
          </table:table-cell>
        </table:table-row>
        <table:table-row>
          <table:table-cell table:style-name="Table1.A2" office:value-type="string">
            <text:p text:style-name="P4">Обо мне:</text:p>
          </table:table-cell>
          <table:table-cell table:style-name="Table1.A2" office:value-type="string">
            <text:p text:style-name="P16"><text:span text:style-name="Основной_20_шрифт_20_абзаца"><text:span text:style-name="T16">Open source contributor. Поддерживаю библиотеку testcontainers-scala. Делал мелкие улучшения в cats, monix, kafka и других проектах.</text:span></text:span></text:p>
            <text:p text:style-name="P16"><text:span text:style-name="Основной_20_шрифт_20_абзаца"><text:span text:style-name="T16">Выступаю с докладами:</text:span></text:span></text:p>
            <text:list xml:id="list2349700198" text:style-name="L1">
              <text:list-item>
                <text:p text:style-name="P25"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25">Введение в Scala.js (Tech Talks @NSU)</text:span></text:span></text:a></text:p>
              </text:list-item>
              <text:list-item>
                <text:p text:style-name="P25"><text:a xlink:type="simple" xlink:href="https://youtu.be/Ln8woWsIBoI?t=2h10m7s" text:style-name="Internet_20_link" text:visited-style-name="Visited_20_Internet_20_Link"><text:span text:style-name="Основной_20_шрифт_20_абзаца"><text:span text:style-name="T25">Scala.js: Когда TypeScript'а уже мало(GDG NSK)</text:span></text:span></text:a></text:p>
              </text:list-item>
              <text:list-item>
                <text:p text:style-name="P25"><text:a xlink:type="simple" xlink:href="https://techno.2gis.ru/lectures/97" text:style-name="Internet_20_link" text:visited-style-name="Visited_20_Internet_20_Link"><text:span text:style-name="Основной_20_шрифт_20_абзаца"><text:span text:style-name="T25">Метапрограммироване на Scala (2GIS Backend talks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26">)</text:span></text:span></text:a></text:p>
              </text:list-item>
              <text:list-item>
                <text:p text:style-name="P25"><text:a xlink:type="simple" xlink:href="https://youtu.be/xexAm7Ncps0" text:style-name="Internet_20_link" text:visited-style-name="Visited_20_Internet_20_Link"><text:span text:style-name="Основной_20_шрифт_20_абзаца"><text:span text:style-name="T25">Интеграционное тестирование (микро)сервисов на Scala (DevNSK)</text:span></text:span></text:a></text:p>
              </text:list-item>
              <text:list-item>
                <text:p text:style-name="P25"><text:a xlink:type="simple" xlink:href="https://youtu.be/zE2sLcIeoZk" text:style-name="Internet_20_link" text:visited-style-name="Visited_20_Internet_20_Link"><text:span text:style-name="Основной_20_шрифт_20_абзаца"><text:span text:style-name="T25">Интеграционное тестирование микросервисов на Scala (РИТ++ 2018)</text:span></text:span></text:a></text:p>
              </text:list-item>
              <text:list-item>
                <text:p text:style-name="P25"><text:a xlink:type="simple" xlink:href="https://techno.2gis.ru/lectures/174" text:style-name="Internet_20_link" text:visited-style-name="Visited_20_Internet_20_Link"><text:span text:style-name="Основной_20_шрифт_20_абзаца"><text:span text:style-name="T25">Чистое ФП: Зачем и как (2GIS)</text:span></text:span></text:a></text:p>
                <text:p text:style-name="P24"><text:span text:style-name="Основной_20_шрифт_20_абзаца"><text:span text:style-name="T16">Интересна работа в продуктовых компаниях и разработка на Scala. Работа на Java не интересует.</text:span>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</style:style>
    <style:style style:name="MP2" style:family="paragraph" style:parent-style-name="Нижний_20_колонтитул">
      <style:paragraph-properties fo:text-align="end" style:justify-single-word="false"/>
      <style:text-properties style:font-name="Times New Roman"/>
    </style:style>
    <style:style style:name="MT1" style:family="text">
      <style:text-properties style:font-name="Times New Roman" officeooo:rsid="001473ec"/>
    </style:style>
    <style:style style:name="MT2" style:family="text">
      <style:text-properties style:font-name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2020</text:span></text:span><text:span text:style-name="Основной_20_шрифт_20_абзаца"><text:span text:style-name="MT2">г.</text:span></text:span></text:p>
        <text:p text:style-name="MP2">Бадальянц Ю. Н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Машуня</meta:initial-creator>
    <meta:creation-date>2015-04-11T06:57:00Z</meta:creation-date>
    <dc:date>2020-07-06T16:46:26.011325385</dc:date>
    <meta:editing-cycles>50</meta:editing-cycles>
    <meta:editing-duration>PT19M1S</meta:editing-duration>
    <meta:document-statistic meta:table-count="1" meta:image-count="0" meta:object-count="0" meta:page-count="1" meta:paragraph-count="44" meta:word-count="354" meta:character-count="2691" meta:non-whitespace-character-count="238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